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.0402in" fo:margin-bottom="0in" style:contextual-spacing="false"/>
      <style:text-properties fo:font-size="18pt" style:font-size-asian="18pt" style:font-size-complex="18pt"/>
    </style:style>
    <style:style style:name="P2" style:family="paragraph" style:parent-style-name="Preformatted_20_Text">
      <style:paragraph-properties fo:margin-top="0.0402in" fo:margin-bottom="0in" style:contextual-spacing="false" style:line-height-at-least="0.1665in"/>
      <style:text-properties fo:color="#000000" fo:font-size="18pt" style:font-size-asian="18pt" style:font-size-complex="18pt"/>
    </style:style>
    <style:style style:name="P3" style:family="paragraph" style:parent-style-name="Preformatted_20_Text">
      <style:paragraph-properties fo:margin-top="0.0402in" fo:margin-bottom="0in" style:contextual-spacing="false" style:line-height-at-least="0.1665in"/>
      <style:text-properties fo:color="#000000" fo:font-size="18pt" officeooo:paragraph-rsid="0012a61e" style:font-size-asian="18pt" style:font-size-complex="18pt"/>
    </style:style>
    <style:style style:name="P4" style:family="paragraph" style:parent-style-name="Preformatted_20_Text">
      <style:paragraph-properties fo:margin-top="0.0402in" fo:margin-bottom="0in" style:contextual-spacing="false" style:line-height-at-least="0.1665in"/>
      <style:text-properties fo:font-size="18pt" officeooo:paragraph-rsid="00136156" style:font-size-asian="18pt" style:font-size-complex="18pt"/>
    </style:style>
    <style:style style:name="T1" style:family="text">
      <style:text-properties fo:color="#cc0000" style:text-underline-style="solid" style:text-underline-width="auto" style:text-underline-color="font-color"/>
    </style:style>
    <style:style style:name="T2" style:family="text">
      <style:text-properties officeooo:rsid="0012a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core"/>Abordar navios mercantes</text:p>
      <text:p text:style-name="P2">Invadir, pilhar, tomar o que é nosso</text:p>
      <text:p text:style-name="P3">Pirataria nas ondas do rádio</text:p>
      <text:p text:style-name="P2">Havia alguma coisa errada com o rei</text:p>
      <text:p text:style-name="P2"/>
      <text:p text:style-name="P2"/>
      <text:p text:style-name="P2">Preparar a nossa invasão</text:p>
      <text:p text:style-name="P2">E fazer justiça com as próprias mãos</text:p>
      <text:p text:style-name="P2">Dinamitar um paiol de bobagens</text:p>
      <text:p text:style-name="P2">E navegar o mar de tranquilidade</text:p>
      <text:p text:style-name="P2"/>
      <text:p text:style-name="P2">Toquem o meu coração</text:p>
      <text:p text:style-name="P2">Façam a revolução</text:p>
      <text:p text:style-name="P2">Que está no ar, nas ondas do rádio</text:p>
      <text:p text:style-name="P2">No submundo repousa o repúdio</text:p>
      <text:p text:style-name="P2">E deve despertar</text:p>
      <text:p text:style-name="P2"/>
      <text:p text:style-name="P2">Disputar em cada frequência</text:p>
      <text:p text:style-name="P2">Um espaço nosso nessa decadência</text:p>
      <text:p text:style-name="P2">Canções de guerra, quem sabe canções do mar </text:p>
      <text:p text:style-name="P2">Canções de amor ao que vai vingar</text:p>
      <text:p text:style-name="P2"/>
      <text:p text:style-name="P2">Toquem o meu coração</text:p>
      <text:p text:style-name="P2">Façam a revolução</text:p>
      <text:p text:style-name="P2">Que está no ar, nas ondas do rádio</text:p>
      <text:p text:style-name="P2">No underground repousa o repúdio</text:p>
      <text:p text:style-name="P2">E deve despertar</text:p>
      <text:p text:style-name="P1"/>
      <text:p text:style-name="P4"><text:soft-page-break/><text:span text:style-name="T2"/></text:p>
      <text:p text:style-name="P4"><text:span text:style-name="T2"/></text:p>
      <text:p text:style-name="P4"><text:span text:style-name="T2">Join us now and share the software;</text:span></text:p>
      <text:p text:style-name="P4"><text:span text:style-name="T2">You'll be free, hackers, you'll be free.</text:span></text:p>
      <text:p text:style-name="P4"><text:span text:style-name="T2">Join us now and share the software;</text:span></text:p>
      <text:p text:style-name="P4"><text:span text:style-name="T2">You'll be free, hackers, you'll be free.</text:span></text:p>
      <text:p text:style-name="P4"><text:span text:style-name="T2"/></text:p>
      <text:p text:style-name="P4"><text:span text:style-name="T2">Hoarders can get piles of money,</text:span></text:p>
      <text:p text:style-name="P4"><text:span text:style-name="T2">That is true, hackers, that is true.</text:span></text:p>
      <text:p text:style-name="P4"><text:span text:style-name="T2">But they cannot help their neighbors;</text:span></text:p>
      <text:p text:style-name="P4"><text:span text:style-name="T2">That's not good, hackers, that's not good.</text:span></text:p>
      <text:p text:style-name="P4"><text:span text:style-name="T2"/></text:p>
      <text:p text:style-name="P4"><text:span text:style-name="T2">When we have enough free software</text:span></text:p>
      <text:p text:style-name="P4"><text:span text:style-name="T2">At our call, hackers, at our call,</text:span></text:p>
      <text:p text:style-name="P4"><text:span text:style-name="T2">We'll kick out those dirty licenses</text:span></text:p>
      <text:p text:style-name="P4"><text:span text:style-name="T2">Ever more, hackers, ever more.</text:span></text:p>
      <text:p text:style-name="P4"><text:span text:style-name="T2"/></text:p>
      <text:p text:style-name="P4"><text:span text:style-name="T2">Join us now and share the software;</text:span></text:p>
      <text:p text:style-name="P4"><text:span text:style-name="T2">You'll be free, hackers, you'll be free.</text:span></text:p>
      <text:p text:style-name="P4"><text:span text:style-name="T2">Join us now and share the software;</text:span></text:p>
      <text:p text:style-name="P4"><text:span text:style-name="T2">You'll be free, hackers, you'll be fre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8T12:13:12</meta:creation-date>
    <meta:print-date>2013-09-28T12:23:48</meta:print-date>
    <dc:date>2013-09-28T13:05:28</dc:date>
    <meta:editing-duration>PT37M6S</meta:editing-duration>
    <meta:editing-cycles>1</meta:editing-cycles>
    <meta:document-statistic meta:table-count="0" meta:image-count="0" meta:object-count="0" meta:page-count="2" meta:paragraph-count="38" meta:word-count="220" meta:character-count="1195" meta:non-whitespace-character-count="1012"/>
    <meta:generator>LibreOffice/4.0.4.2$Linux_x86 LibreOffice_project/9e9821abd0ffdbc09cd8c52eaa574fa09eb08f2</meta:generator>
  </office:meta>
</office:document-meta>
</file>